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bf9598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Table_20_Contents">
      <style:text-properties style:font-name="Liberation Sans" fo:font-size="12pt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eda540b" style:font-size-asian="12pt" style:font-size-complex="12pt"/>
    </style:style>
    <style:style style:name="P41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d2e61eb"/>
    </style:style>
    <style:style style:name="P57" style:family="paragraph" style:parent-style-name="Standard">
      <style:text-properties officeooo:paragraph-rsid="0d804757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text-properties officeooo:paragraph-rsid="0daa4aef"/>
    </style:style>
    <style:style style:name="P60" style:family="paragraph" style:parent-style-name="Standard">
      <style:text-properties officeooo:paragraph-rsid="0daef67d"/>
    </style:style>
    <style:style style:name="P61" style:family="paragraph" style:parent-style-name="Standard">
      <style:text-properties officeooo:paragraph-rsid="0db0d4d1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cf7e116"/>
    </style:style>
    <style:style style:name="P68" style:family="paragraph" style:parent-style-name="Footnote">
      <style:text-properties officeooo:rsid="043ccc66" officeooo:paragraph-rsid="0dca2508"/>
    </style:style>
    <style:style style:name="P69" style:family="paragraph" style:parent-style-name="Footnote">
      <style:text-properties officeooo:rsid="043ccc66" officeooo:paragraph-rsid="0e5afad8"/>
    </style:style>
    <style:style style:name="P70" style:family="paragraph" style:parent-style-name="Standard">
      <style:text-properties officeooo:paragraph-rsid="0e0f3ce4"/>
    </style:style>
    <style:style style:name="P71" style:family="paragraph" style:parent-style-name="Standard">
      <style:text-properties officeooo:paragraph-rsid="0e153b91"/>
    </style:style>
    <style:style style:name="P72" style:family="paragraph" style:parent-style-name="Standard">
      <style:text-properties officeooo:paragraph-rsid="0e26e14b"/>
    </style:style>
    <style:style style:name="P73" style:family="paragraph" style:parent-style-name="Standard">
      <style:text-properties officeooo:paragraph-rsid="0e5c6890"/>
    </style:style>
    <style:style style:name="P74" style:family="paragraph" style:parent-style-name="Footnote">
      <style:text-properties officeooo:paragraph-rsid="0e72255e"/>
    </style:style>
    <style:style style:name="P75" style:family="paragraph" style:parent-style-name="Footnote">
      <style:text-properties officeooo:paragraph-rsid="0e81bf91"/>
    </style:style>
    <style:style style:name="P76" style:family="paragraph" style:parent-style-name="Standard">
      <style:text-properties officeooo:paragraph-rsid="0e8858a9"/>
    </style:style>
    <style:style style:name="P77" style:family="paragraph" style:parent-style-name="Footnote">
      <style:text-properties officeooo:paragraph-rsid="0e9381e6"/>
    </style:style>
    <style:style style:name="P78" style:family="paragraph" style:parent-style-name="Footnote">
      <style:text-properties officeooo:paragraph-rsid="0ea78533"/>
    </style:style>
    <style:style style:name="P79" style:family="paragraph" style:parent-style-name="Standard">
      <style:text-properties officeooo:paragraph-rsid="0ea9445c"/>
    </style:style>
    <style:style style:name="P80" style:family="paragraph" style:parent-style-name="Footnote">
      <style:text-properties officeooo:paragraph-rsid="0ead3525"/>
    </style:style>
    <style:style style:name="P81" style:family="paragraph" style:parent-style-name="Standard">
      <style:text-properties officeooo:paragraph-rsid="0dbf3336"/>
    </style:style>
    <style:style style:name="P82" style:family="paragraph" style:parent-style-name="Standard">
      <style:text-properties officeooo:paragraph-rsid="0eb4913f"/>
    </style:style>
    <style:style style:name="P83" style:family="paragraph" style:parent-style-name="Footnote">
      <style:text-properties officeooo:paragraph-rsid="0ee8b686"/>
    </style:style>
    <style:style style:name="P84" style:family="paragraph" style:parent-style-name="Footnote">
      <style:text-properties style:font-name="Liberation Sans" fo:font-size="10pt" officeooo:paragraph-rsid="0eefd027" style:font-size-asian="10pt" style:font-size-complex="10pt"/>
    </style:style>
    <style:style style:name="P85" style:family="paragraph" style:parent-style-name="Footnote">
      <style:text-properties style:font-name="Liberation Sans" fo:font-size="10pt" style:font-size-asian="10pt" style:font-size-complex="10pt"/>
    </style:style>
    <style:style style:name="P8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d93cdf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2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9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0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color="#000000" loext:opacity="100%" style:text-line-through-style="none" style:text-line-through-type="none" style:text-underline-style="none"/>
    </style:style>
    <style:style style:name="T212" style:family="text">
      <style:text-properties fo:color="#000000" loext:opacity="100%" style:text-line-through-style="none" style:text-line-through-type="none" style:text-underline-style="none" officeooo:rsid="0aabd8f8"/>
    </style:style>
    <style:style style:name="T213" style:family="text">
      <style:text-properties fo:color="#000000" loext:opacity="100%" style:text-line-through-style="none" style:text-line-through-type="none" style:text-underline-style="none" officeooo:rsid="0ee1abbb"/>
    </style:style>
    <style:style style:name="T214" style:family="text">
      <style:text-properties fo:color="#000000" loext:opacity="100%" style:text-line-through-style="none" style:text-line-through-type="none" style:text-underline-style="none" officeooo:rsid="0ee5411e"/>
    </style:style>
    <style:style style:name="T21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20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color="#000000" loext:opacity="100%" style:font-name="Ubuntu3" fo:font-size="10pt" fo:language="nl" fo:country="NL" officeooo:rsid="0eec33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color="#000000" loext:opacity="100%" style:font-name="Ubuntu3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color="#000000" loext:opacity="100%" style:font-name="Ubuntu3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color="#000000" loext:opacity="100%" style:font-name="Ubuntu3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6" style:family="text">
      <style:text-properties fo:color="#000000" loext:opacity="100%" style:font-name="Ubuntu3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1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42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43" style:family="text">
      <style:text-properties fo:color="#000000" loext:opacity="100%" fo:language="nl" fo:country="NL" officeooo:rsid="0eec335e" style:font-name-asian="HG Mincho Light J" style:language-asian="nl" style:country-asian="NL" style:font-name-complex="Arial Unicode MS" style:language-complex="nl" style:country-complex="NL"/>
    </style:style>
    <style:style style:name="T244" style:family="text">
      <style:text-properties fo:color="#000000" loext:opacity="100%" fo:language="nl" fo:country="NL" officeooo:rsid="0ef1c926" style:font-name-asian="HG Mincho Light J" style:language-asian="nl" style:country-asian="NL" style:font-name-complex="Arial Unicode MS" style:language-complex="nl" style:country-complex="NL"/>
    </style:style>
    <style:style style:name="T24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eeb5bf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1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3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7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75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Liberation Sans" fo:font-size="10pt" fo:language="nl" fo:country="NL" officeooo:rsid="0ee9ed8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officeooo:rsid="004804ae"/>
    </style:style>
    <style:style style:name="T291" style:family="text">
      <style:text-properties fo:color="#000000" loext:opacity="100%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92" style:family="text">
      <style:text-properties fo:color="#000000" loext:opacity="100%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eec33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style:font-name="Liberation Sans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7" style:family="text">
      <style:text-properties fo:color="#000000" loext:opacity="100%" style:font-name="Liberation Sans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8" style:family="text">
      <style:text-properties fo:color="#000000" loext:opacity="100%" style:font-name="Liberation Sans" fo:language="nl" fo:country="NL" officeooo:rsid="0eec335e" style:font-name-asian="HG Mincho Light J" style:language-asian="nl" style:country-asian="NL" style:font-name-complex="Arial Unicode MS" style:language-complex="nl" style:country-complex="NL"/>
    </style:style>
    <style:style style:name="T299" style:family="text">
      <style:text-properties fo:color="#000000" loext:opacity="100%" style:font-name="Liberation Sans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0" style:family="text">
      <style:text-properties fo:color="#000000" loext:opacity="100%" style:font-name="Liberation Sans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1" style:family="text">
      <style:text-properties fo:color="#000000" loext:opacity="100%" style:font-name="Liberation Sans" fo:language="nl" fo:country="NL" officeooo:rsid="0ef1c926" style:font-name-asian="HG Mincho Light J" style:language-asian="nl" style:country-asian="NL" style:font-name-complex="Arial Unicode MS" style:language-complex="nl" style:country-complex="NL"/>
    </style:style>
    <style:style style:name="T302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17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18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1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2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21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2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2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2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25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2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3ae7e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loext:opacity="0%" style:font-name="Liberation Sans" officeooo:rsid="047da547"/>
    </style:style>
    <style:style style:name="T33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8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3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4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2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3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4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5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7" style:family="text">
      <style:text-properties style:use-window-font-color="true" loext:opacity="0%" style:font-name="Liberation Sans" fo:font-size="12pt" style:font-size-asian="12pt" style:font-size-complex="12pt"/>
    </style:style>
    <style:style style:name="T358" style:family="text">
      <style:text-properties officeooo:rsid="04473353"/>
    </style:style>
    <style:style style:name="T35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2" style:family="text">
      <style:text-properties officeooo:rsid="0aace3cd"/>
    </style:style>
    <style:style style:name="T363" style:family="text">
      <style:text-properties officeooo:rsid="0b952edb"/>
    </style:style>
    <style:style style:name="T364" style:family="text">
      <style:text-properties fo:font-size="8pt" style:font-size-asian="8pt" style:font-size-complex="8pt" loext:padding="0.049cm" loext:border="0.31pt solid #000000"/>
    </style:style>
    <style:style style:name="T365" style:family="text">
      <style:text-properties officeooo:rsid="0cf7e116"/>
    </style:style>
    <style:style style:name="T366" style:family="text">
      <style:text-properties officeooo:rsid="01657261" style:font-size-complex="12pt"/>
    </style:style>
    <style:style style:name="T367" style:family="text">
      <style:text-properties officeooo:rsid="0e5635a7"/>
    </style:style>
    <style:style style:name="T368" style:family="text">
      <style:text-properties officeooo:rsid="0e56c5f4"/>
    </style:style>
    <style:style style:name="T369" style:family="text">
      <style:text-properties officeooo:rsid="0e80285f"/>
    </style:style>
    <style:style style:name="T370" style:family="text">
      <style:text-properties officeooo:rsid="0e838e2a"/>
    </style:style>
    <style:style style:name="T371" style:family="text">
      <style:text-properties officeooo:rsid="0e83c34e"/>
    </style:style>
    <style:style style:name="T372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3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4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5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8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9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0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1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83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84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5" style:family="text">
      <style:text-properties fo:color="#808080" loext:opacity="100%" style:font-name="Liberation Sans" fo:font-size="12pt" style:font-size-asian="12pt" style:font-size-complex="12pt"/>
    </style:style>
    <style:style style:name="T386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7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8" style:family="text">
      <style:text-properties officeooo:rsid="0ee1abbb"/>
    </style:style>
    <style:style style:name="T3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0" style:family="text">
      <style:text-properties officeooo:rsid="0eec335e"/>
    </style:style>
    <style:style style:name="T391" style:family="text">
      <style:text-properties officeooo:rsid="0ef1c926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text:span text:style-name="Strong_20_Emphasis"><text:span text:style-name="T246">C</text:span></text:span><text:span text:style-name="Strong_20_Emphasis"><text:span text:style-name="T245">hecklist voor </text:span></text:span><text:span text:style-name="Strong_20_Emphasis"><text:span text:style-name="T247">de installatie</text:span></text:span><text:span text:style-name="Strong_20_Emphasis"><text:span text:style-name="T245"> van </text:span></text:span><text:reference-mark-start text:name="Distributie"/><text:span text:style-name="Strong_20_Emphasis"><text:span text:style-name="T248">Ubuntu</text:span></text:span><text:reference-mark-end text:name="Distributie"/><text:span text:style-name="Strong_20_Emphasis"><text:span text:style-name="T248"> </text:span></text:span><text:reference-mark-start text:name="Versie"/><text:span text:style-name="Strong_20_Emphasis"><text:span text:style-name="T249">2</text:span></text:span><text:span text:style-name="Strong_20_Emphasis"><text:span text:style-name="T253">2</text:span></text:span><text:span text:style-name="Strong_20_Emphasis"><text:span text:style-name="T250">.04</text:span></text:span><text:reference-mark-end text:name="Versie"/><text:span text:style-name="Strong_20_Emphasis"><text:span text:style-name="T254"> </text:span></text:span><text:span text:style-name="Strong_20_Emphasis"><text:span text:style-name="T255">LTS</text:span></text:span><text:span text:style-name="Strong_20_Emphasis"><text:span text:style-name="T255"><text:note text:id="ftn1" text:note-class="footnote"><text:note-citation>1</text:note-citation><text:note-body><text:p text:style-name="P83"><text:span text:style-name="T276">LTS</text:span><text:span text:style-name="T284"> </text:span><text:span text:style-name="T285">staat voor</text:span><text:span text:style-name="T283"> </text:span><text:span text:style-name="T276">Long-Term Support, langetermijnondersteuning, </text:span><text:span text:style-name="T286">en </text:span><text:span text:style-name="T287">d</text:span><text:span text:style-name="T286">eze </text:span><text:span text:style-name="T286"><text:reference-ref text:reference-format="text" text:ref-name="Distributie">Ubuntu</text:reference-ref></text:span><text:span text:style-name="T286"><text:s/></text:span><text:span text:style-name="T286"><text:reference-ref text:reference-format="text" text:ref-name="Versie">22.04</text:reference-ref></text:span><text:span text:style-name="T286"><text:s/>LTS </text:span><text:span text:style-name="T288">(codenaam </text:span><text:span text:style-name="T289">j</text:span><text:span text:style-name="T389">ammy</text:span><text:span text:style-name="T288">) </text:span><text:span text:style-name="T285">van</text:span><text:span text:style-name="T282"> </text:span><text:span text:style-name="T280">april</text:span><text:span text:style-name="T278"> 202</text:span><text:span text:style-name="T280">2 </text:span><text:span text:style-name="T276">wordt </text:span><text:span text:style-name="T277">vijf</text:span><text:span text:style-name="T276"> jaar onder</text:span><text:span text:style-name="T282">houden</text:span><text:span text:style-name="T281"> </text:span><text:span text:style-name="T276">tot </text:span><text:span text:style-name="T280">april</text:span><text:span text:style-name="T275"> </text:span><text:span text:style-name="T276">202</text:span><text:span text:style-name="T280">7</text:span><text:span text:style-name="T279">.</text:span></text:p></text:note-body></text:note></text:span></text:span><text:span text:style-name="Strong_20_Emphasis"><text:span text:style-name="T256"> </text:span></text:span><text:reference-mark-start text:name="Editie"/><text:span text:style-name="Strong_20_Emphasis"><text:span text:style-name="T257">d</text:span></text:span><text:span text:style-name="Strong_20_Emphasis"><text:span text:style-name="T251">esktop</text:span></text:span><text:reference-mark-end text:name="Editie"/><text:span text:style-name="Strong_20_Emphasis"><text:span text:style-name="T252">.</text:span></text:span></text:p>
      <text:p text:style-name="P10"/>
      <text:p text:style-name="P71"><text:span text:style-name="T75">Kijk op</text:span><text:span text:style-name="T245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45"> </text:span><text:span text:style-name="T331">voor</text:span><text:span text:style-name="T332"> </text:span><text:span text:style-name="T333">deze en andere </text:span><text:span text:style-name="T334">Linux documenten</text:span><text:span text:style-name="T105">, scripts, </text:span><text:span text:style-name="T106">en informatie</text:span><text:span text:style-name="T105">.</text:span></text:p>
      <text:p text:style-name="P11"/>
      <text:p text:style-name="P41"><text:span text:style-name="T69">D</text:span><text:span text:style-name="T68">it is een invulbare PD</text:span><text:span text:style-name="T70">F</text:span><text:span text:style-name="T68"> met tekst- en keuzevakken; </text:span><text:span text:style-name="T71">a</text:span><text:span text:style-name="T68">fdrukken is niet noodzakelijk.</text:span></text:p>
      <text:p text:style-name="P12"/>
      <text:p text:style-name="P9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335">(zie toelichting)</text:span><text:span text:style-name="T17">:</text:span></text:p>
      <text:p text:style-name="P2"><text:span text:style-name="Definition"><text:span text:style-name="T352">g</text:span></text:span><text:span text:style-name="Definition"><text:span text:style-name="T351">ebruiker</text:span></text:span><text:span text:style-name="Definition"><text:span text:style-name="T340"><text:tab/><text:tab/></text:span></text:span><text:span text:style-name="Definition"><text:span text:style-name="T357"> <text:tab/><text:tab/></text:span></text:span><text:span text:style-name="T341"><draw:control text:anchor-type="as-char" svg:y="-0.429cm" draw:z-index="8" draw:name="Gebruiker" draw:style-name="gr2" draw:text-style-name="P92" svg:width="6.061cm" svg:height="0.6cm" draw:control="control9"><svg:title>Gebruiker</svg:title><svg:desc>Volledige naam, bijv. Jan Stek</svg:desc></draw:control></text:span><text:span text:style-name="T341"><text:tab/></text:span><text:span text:style-name="T342">(</text:span><text:span text:style-name="T337">volledige naam, bijv. </text:span><text:span text:style-name="T339">J</text:span><text:span text:style-name="T356">a</text:span><text:span text:style-name="T339">n </text:span><text:span text:style-name="T356">Jansen</text:span><text:span text:style-name="T338">)</text:span></text:p>
      <text:p text:style-name="Standard"><text:span text:style-name="Definition"><text:span text:style-name="T352">g</text:span></text:span><text:span text:style-name="Definition"><text:span text:style-name="T351">ebruikersnaam</text:span></text:span><text:span text:style-name="Definition"><text:span text:style-name="T336"><text:tab/></text:span></text:span><text:span text:style-name="Definition"><text:span text:style-name="T336"><draw:control text:anchor-type="as-char" svg:y="-0.429cm" draw:z-index="9" draw:name="Gberuikersnaam" draw:style-name="gr2" draw:text-style-name="P92" svg:width="6.061cm" svg:height="0.6cm" draw:control="control10"><svg:title>Gebruikersnaam</svg:title><svg:desc>Korte naam, bijv. jan</svg:desc></draw:control></text:span></text:span><text:span text:style-name="Definition"><text:span text:style-name="T336"><text:tab/></text:span></text:span><text:span text:style-name="T9">(korte naam, bijv. </text:span><text:span text:style-name="T260">j</text:span><text:span text:style-name="T261">an</text:span><text:span text:style-name="T9">)</text:span></text:p>
      <text:p text:style-name="P1"><text:span text:style-name="Definition"><text:span text:style-name="T354">c</text:span></text:span><text:span text:style-name="Definition"><text:span text:style-name="T353">omputernaam</text:span></text:span><text:span text:style-name="Definition"><text:span text:style-name="T343"><text:tab/><text:tab/></text:span></text:span><text:span text:style-name="Definition"><text:span text:style-name="T341"><draw:control text:anchor-type="as-char" svg:y="-0.429cm" draw:z-index="10" draw:name="Computernaam" draw:style-name="gr2" draw:text-style-name="P92" svg:width="6.061cm" svg:height="0.6cm" draw:control="control11"><svg:title>Computernaam</svg:title><svg:desc>Unieke naam van de computer</svg:desc></draw:control></text:span></text:span><text:span text:style-name="Definition"><text:span text:style-name="T341"><text:tab/></text:span></text:span><text:span text:style-name="Definition"><text:span text:style-name="T344">(</text:span></text:span><text:span text:style-name="Definition"><text:span text:style-name="T345">naam van de compute</text:span></text:span><text:span text:style-name="Definition"><text:span text:style-name="T346">r, </text:span></text:span><text:span text:style-name="Definition"><text:span text:style-name="T347">bijv. </text:span></text:span><text:span text:style-name="Definition"><text:span text:style-name="T348">pc02</text:span></text:span><text:span text:style-name="Definition"><text:span text:style-name="T344">)</text:span></text:span></text:p>
      <text:p text:style-name="P1"><text:span text:style-name="Definition"><text:span text:style-name="T352">o</text:span></text:span><text:span text:style-name="Definition"><text:span text:style-name="T351">pstartmenu</text:span></text:span><text:span text:style-name="Definition"><text:span text:style-name="T341"><text:tab/><text:tab/><text:tab/></text:span></text:span><text:span text:style-name="Definition"><text:span text:style-name="T341"><draw:control text:anchor-type="as-char" svg:y="-0.429cm" draw:z-index="11" draw:name="Opstartmenu" draw:style-name="gr2" draw:text-style-name="P92" svg:width="6.061cm" svg:height="0.6cm" draw:control="control12"><svg:title>Opstartmenu</svg:title><svg:desc>Toets voor het opstartmenu ("bootmenu")</svg:desc></draw:control></text:span></text:span><text:span text:style-name="Definition"><text:span text:style-name="T341"><text:tab/></text:span></text:span><text:span text:style-name="Definition"><text:span text:style-name="T344">(</text:span></text:span><text:span text:style-name="Definition"><text:span text:style-name="T345">to</text:span></text:span><text:span text:style-name="Definition"><text:span text:style-name="T349">ets voor het opstartmedium</text:span></text:span><text:span text:style-name="Definition"><text:span text:style-name="T350">)</text:span></text:span></text:p>
      <text:p text:style-name="P6"><text:span text:style-name="Definition"><text:span text:style-name="T354">i</text:span></text:span><text:span text:style-name="Definition"><text:span text:style-name="T355">nstellingen</text:span></text:span><text:span text:style-name="T344"><text:tab/><text:tab/> <text:tab/></text:span><text:span text:style-name="T344"><draw:control text:anchor-type="as-char" svg:y="-0.429cm" draw:z-index="7" draw:name="Instellingen" draw:style-name="gr2" draw:text-style-name="P92" svg:width="6.061cm" svg:height="0.6cm" draw:control="control8"><svg:title>Instellingen</svg:title><svg:desc>Toets voor het BIOS/UEFI-scherm ("setup")</svg:desc></draw:control></text:span><text:span text:style-name="T344"><text:tab/>(</text:span><text:span text:style-name="T345">toets voor het UEFI-BIOS-scherm</text:span><text:span text:style-name="T344">)</text:span></text:p>
      <text:p text:style-name="P3"><text:span text:style-name="Definition"><text:span text:style-name="T373">g</text:span></text:span><text:span text:style-name="Definition"><text:span text:style-name="T372">ebruiker</text:span></text:span><text:span text:style-name="Definition"><text:span text:style-name="T374">2</text:span></text:span><text:span text:style-name="Definition"><text:span text:style-name="T375"><text:tab/></text:span></text:span><text:span text:style-name="Definition"><text:span text:style-name="T385"> <text:tab/><text:tab/></text:span></text:span><text:span text:style-name="T376"><draw:control text:anchor-type="as-char" svg:y="-0.429cm" draw:z-index="16" draw:name="Gebruiker 1" draw:style-name="gr2" draw:text-style-name="P92" svg:width="6.061cm" svg:height="0.6cm" draw:control="control17"><svg:title>Gebruiker</svg:title><svg:desc>Volledige naam, bijv. Jan Stek</svg:desc></draw:control></text:span><text:span text:style-name="T376"><text:tab/></text:span><text:span text:style-name="T377">(</text:span><text:span text:style-name="T378">volledige naam </text:span><text:span text:style-name="T379">evt. 2</text:span><text:span text:style-name="T386">e</text:span><text:span text:style-name="T379"> gebruiker</text:span><text:span text:style-name="T380">)</text:span></text:p>
      <text:p text:style-name="P72"><text:span text:style-name="Definition"><text:span text:style-name="T373">g</text:span></text:span><text:span text:style-name="Definition"><text:span text:style-name="T372">ebruikersnaam</text:span></text:span><text:span text:style-name="Definition"><text:span text:style-name="T374">2</text:span></text:span><text:span text:style-name="Definition"><text:span text:style-name="T381"><text:tab/></text:span></text:span><text:span text:style-name="Definition"><text:span text:style-name="T381"><draw:control text:anchor-type="as-char" svg:y="-0.429cm" draw:z-index="17" draw:name="Gberuikersnaam 1" draw:style-name="gr2" draw:text-style-name="P92" svg:width="6.061cm" svg:height="0.6cm" draw:control="control18"><svg:title>Gebruikersnaam</svg:title><svg:desc>Korte naam, bijv. jan</svg:desc></draw:control></text:span></text:span><text:span text:style-name="Definition"><text:span text:style-name="T381"><text:tab/></text:span></text:span><text:span text:style-name="T382">(korte naam</text:span><text:span text:style-name="T383"> </text:span><text:span text:style-name="T384">evt. 2</text:span><text:span text:style-name="T387">e</text:span><text:span text:style-name="T384"> gebruiker</text:span><text:span text:style-name="T382">)</text:span></text:p>
      <text:p text:style-name="P3"><text:span text:style-name="T262">Vervang </text:span><text:span text:style-name="Definition"><text:span text:style-name="T11">schuingedrukte</text:span></text:span><text:span text:style-name="T262"> </text:span><text:span text:style-name="T263">woorden </text:span><text:span text:style-name="T262">in deze checklist door </text:span><text:span text:style-name="T263">boven</text:span><text:span text:style-name="T262">staande waarden.</text:span></text:p>
      <text:p text:style-name="P5"/>
      <text:p text:style-name="P5"/>
      <text:p text:style-name="P4"><text:span text:style-name="T271">Nog niet op Linux?</text:span><text:span text:style-name="T264"><text:tab/></text:span><text:span text:style-name="T268"><text:tab/></text:span><text:span text:style-name="T269">G</text:span><text:span text:style-name="T265">ebruik </text:span><text:span text:style-name="Strong_20_Emphasis"><text:span text:style-name="T272">Checklist migratie</text:span></text:span><text:span text:style-name="T265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66"> onder </text:span><text:span text:style-name="T270">Linux</text:span><text:span text:style-name="T267">.</text:span></text:p>
      <text:p text:style-name="P42"><text:span text:style-name="T232">Nieuwe installatie?</text:span><text:span text:style-name="T227"><text:tab/></text:span><text:span text:style-name="T229"></text:span><text:span text:style-name="T231"><text:tab/></text:span><text:span text:style-name="T230">B</text:span><text:span text:style-name="T227">egin bij hoofdstuk </text:span><text:span text:style-name="T232"><text:bookmark-ref text:reference-format="page" text:ref-name="__RefNumPara__4009_1271708128">2</text:bookmark-ref></text:span><text:span text:style-name="T227"><text:s text:c="2"/></text:span><text:span text:style-name="T233"><text:bookmark-ref text:reference-format="text" text:ref-name="__RefNumPara__4009_1271708128">Installatie uitvoeren</text:bookmark-ref></text:span><text:span text:style-name="T228">.</text:span></text:p>
      <text:p text:style-name="P25"/>
      <text:p text:style-name="P25"/>
      <text:list xml:id="list1525128948" text:style-name="L1">
        <text:list-item>
          <text:p text:style-name="P88"><text:bookmark-start text:name="__RefNumPara__4083_1271708128"/>Installatie voorbereiden<text:bookmark-end text:name="__RefNumPara__4083_1271708128"/></text:p>
        </text:list-item>
      </text:list>
      <text:p text:style-name="P1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4"><text:span text:style-name="Strong_20_Emphasis"><text:span text:style-name="T110"><text:s/></text:span></text:span><text:span text:style-name="Strong_20_Emphasis"><text:span text:style-name="T153"><draw:control text:anchor-type="as-char" draw:z-index="14" draw:name="Vorm3_0" draw:style-name="gr1" draw:text-style-name="P91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110">Aanmelden als </text:span></text:span><text:span text:style-name="Definition"><text:span text:style-name="T13">gebruike</text:span></text:span><text:span text:style-name="Definition"><text:span text:style-name="T14">r</text:span></text:span><text:span text:style-name="Definition"><text:span text:style-name="T14"><text:note text:id="ftn2" text:note-class="footnote"><text:note-citation>2</text:note-citation><text:note-body><text:p text:style-name="P68"><text:span text:style-name="User_20_Entry"><text:span text:style-name="T201">E</text:span></text:span><text:span text:style-name="User_20_Entry"><text:span text:style-name="T203">v</text:span></text:span><text:span text:style-name="User_20_Entry"><text:span text:style-name="T204">en</text:span></text:span><text:span text:style-name="User_20_Entry"><text:span text:style-name="T206">t</text:span></text:span><text:span text:style-name="User_20_Entry"><text:span text:style-name="T207">uele </text:span></text:span><text:span text:style-name="User_20_Entry"><text:span text:style-name="T208">extra </text:span></text:span><text:span text:style-name="User_20_Entry"><text:span text:style-name="T210">gebruiker</text:span></text:span><text:span text:style-name="User_20_Entry"><text:span text:style-name="T208">s aanmelden </text:span></text:span><text:span text:style-name="User_20_Entry"><text:span text:style-name="T209">en dezelfde stappen uitvoeren</text:span></text:span><text:span text:style-name="User_20_Entry"><text:span text:style-name="T205">.</text:span></text:span></text:p></text:note-body></text:note></text:span></text:span><text:span text:style-name="Strong_20_Emphasis"><text:span text:style-name="T111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12"><text:s/></text:span></text:span><text:span text:style-name="Strong_20_Emphasis"><text:span text:style-name="T154"><draw:control text:anchor-type="as-char" draw:z-index="0" draw:name="Vorm4" draw:style-name="gr1" draw:text-style-name="P9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12">Installeer </text:span></text:span><text:span text:style-name="Strong_20_Emphasis"><text:span text:style-name="T151">pakket kz</text:span></text:span><text:span text:style-name="Strong_20_Emphasis"><text:span text:style-name="T151"><text:note text:id="ftn3" text:note-class="footnote"><text:note-citation>3</text:note-citation><text:note-body><text:p text:style-name="P80"><text:span text:style-name="T370">Debian-</text:span><text:span text:style-name="T371">p</text:span>akket kz plaatst documenten en scripts van Karel Zimmer <text:span text:style-name="T369">(zie </text:span><text:a xlink:type="simple" xlink:href="https://karelzimmer.nl/" text:style-name="Internet_20_link" text:visited-style-name="Visited_20_Internet_20_Link"><text:span text:style-name="Strong_20_Emphasis"><text:span text:style-name="T361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51"> </text:span></text:span><text:span text:style-name="Strong_20_Emphasis"><text:span text:style-name="T113">via </text:span></text:span><text:span text:style-name="Strong_20_Emphasis"><text:span text:style-name="T121">een </text:span></text:span><text:span text:style-name="Strong_20_Emphasis"><text:span text:style-name="T127">druk op de </text:span></text:span><text:span text:style-name="Strong_20_Emphasis"><text:span text:style-name="T124">Super</text:span></text:span><text:span text:style-name="Strong_20_Emphasis"><text:span text:style-name="T127">-toets</text:span></text:span><text:span text:style-name="Strong_20_Emphasis"><text:span text:style-name="T73"><text:note text:id="ftn4" text:note-class="footnote"><text:note-citation>4</text:note-citation><text:note-body><text:p text:style-name="P67"><text:span text:style-name="T221">D</text:span>e <text:span text:style-name="T364">Super</text:span>-toets <text:span text:style-name="T221">is </text:span>de <text:span text:style-name="T390">toets tussen de Ctrl</text:span><text:span text:style-name="T365">-</text:span><text:span text:style-name="T363">toets </text:span><text:span text:style-name="T390">en </text:span><text:span text:style-name="T391">de </text:span><text:span text:style-name="T390">Alt</text:span>-toets.</text:p></text:note-body></text:note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5">ter</text:span></text:span><text:span text:style-name="Strong_20_Emphasis"><text:span text:style-name="T176">m</text:span></text:span><text:span text:style-name="Strong_20_Emphasis"><text:span text:style-name="T115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77">Terminalvenster</text:span></text:span><text:span text:style-name="Strong_20_Emphasis"><text:span text:style-name="T115">.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112"/></text:span></text:p>
          </table:table-cell>
          <table:table-cell table:style-name="_31_._5f_Installatie_5f_voorbereiden.A1" office:value-type="string">
            <text:p text:style-name="P53"><text:span text:style-name="T3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17">z</text:span></text:span><text:span text:style-name="Strong_20_Emphasis"><text:span text:style-name="T115">e </text:span></text:span><text:span text:style-name="Strong_20_Emphasis"><text:span text:style-name="T118">twee </text:span></text:span><text:span text:style-name="Strong_20_Emphasis"><text:span text:style-name="T115">opdrachten, ieder gevolgd door de </text:span></text:span><text:span text:style-name="Strong_20_Emphasis"><text:span text:style-name="T114">Enter</text:span></text:span><text:span text:style-name="Strong_20_Emphasis"><text:span text:style-name="T113">-toets:<text:line-break/></text:span></text:span><text:span text:style-name="User_20_Entry"><text:span text:style-name="T66">wget karelzimmer.nl/</text:span></text:span><text:span text:style-name="User_20_Entry"><text:span text:style-name="T67">kz</text:span></text:span><text:span text:style-name="User_20_Entry"><text:span text:style-name="T66"><text:line-break/>bash </text:span></text:span><text:span text:style-name="User_20_Entry"><text:span text:style-name="T67">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63"><text:span text:style-name="T3">V</text:span><text:span text:style-name="Strong_20_Emphasis"><text:span text:style-name="T119">olg </text:span></text:span><text:span text:style-name="Strong_20_Emphasis"><text:span text:style-name="T12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12"><text:s/></text:span></text:span><text:span text:style-name="Strong_20_Emphasis"><text:span text:style-name="Strong_20_Emphasis"><text:span text:style-name="T154"><draw:control text:anchor-type="as-char" draw:z-index="1" draw:name="Vorm6" draw:style-name="gr1" draw:text-style-name="P91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21">Bereid de installatie voor </text:span></text:span><text:span text:style-name="Strong_20_Emphasis"><text:span text:style-name="T113">via </text:span></text:span><text:span text:style-name="Strong_20_Emphasis"><text:span text:style-name="T121">een </text:span></text:span><text:span text:style-name="Strong_20_Emphasis"><text:span text:style-name="T122">druk </text:span></text:span><text:span text:style-name="Strong_20_Emphasis"><text:span text:style-name="T123">op de </text:span></text:span><text:span text:style-name="Strong_20_Emphasis"><text:span text:style-name="T124">Super</text:span></text:span><text:span text:style-name="Strong_20_Emphasis"><text:span text:style-name="T123">-toets</text:span></text:span><text:span text:style-name="Strong_20_Emphasis"><text:span text:style-name="T74"><text:note-ref text:note-class="footnote" text:reference-format="text" text:ref-name="ftn4">4</text:note-ref></text:span></text:span><text:span text:style-name="Strong_20_Emphasis"><text:span text:style-name="T121">, </text:span></text:span><text:span text:style-name="Strong_20_Emphasis"><text:span text:style-name="T125">t</text:span></text:span><text:span text:style-name="Strong_20_Emphasis"><text:span text:style-name="T126">yp </text:span></text:span><text:span text:style-name="Strong_20_Emphasis"><text:span text:style-name="T171">men</text:span></text:span><text:span text:style-name="Strong_20_Emphasis"><text:span text:style-name="T172">u</text:span></text:span><text:span text:style-name="Strong_20_Emphasis"><text:span text:style-name="T127"> </text:span></text:span><text:span text:style-name="Strong_20_Emphasis"><text:span text:style-name="T128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</text:span></text:span><text:span text:style-name="Strong_20_Emphasis"><text:span text:style-name="T155">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3">.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112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130">K</text:span></text:span><text:span text:style-name="Strong_20_Emphasis"><text:span text:style-name="T131">ie</text:span></text:span><text:span text:style-name="Strong_20_Emphasis"><text:span text:style-name="T132">s</text:span></text:span><text:span text:style-name="Strong_20_Emphasis"><text:span text:style-name="T120"> </text:span></text:span><text:span text:style-name="Strong_20_Emphasis"><text:span text:style-name="T191">1</text:span></text:span><text:span text:style-name="Strong_20_Emphasis"><text:span text:style-name="T192"> </text:span></text:span><text:span text:style-name="Strong_20_Emphasis"><text:span text:style-name="T193">In</text:span></text:span><text:span text:style-name="Strong_20_Emphasis"><text:span text:style-name="T180">stallatie voorbereiden</text:span></text:span><text:span text:style-name="Strong_20_Emphasis"><text:span text:style-name="T133"> </text:span></text:span><text:span text:style-name="Strong_20_Emphasis"><text:span text:style-name="T119">en volg </text:span></text:span><text:span text:style-name="Strong_20_Emphasis"><text:span text:style-name="T120">de aanwijzingen op het scherm.</text:span></text:span></text:p>
          </table:table-cell>
        </table:table-row>
      </table:table>
      <text:p text:style-name="P14"/>
      <text:list xml:id="list93452504596617" text:continue-numbering="true" text:style-name="L1">
        <text:list-item>
          <text:p text:style-name="P89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1"><text:span text:style-name="Strong_20_Emphasis"><text:span text:style-name="T112"><text:s/></text:span></text:span><text:span text:style-name="Strong_20_Emphasis"><text:span text:style-name="T154"><draw:control text:anchor-type="as-char" draw:z-index="2" draw:name="Vorm9" draw:style-name="gr1" draw:text-style-name="P91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1"><text:span text:style-name="T25">Start de computer op vanaf </text:span><text:span text:style-name="T290">een </text:span><text:span text:style-name="T290"><text:reference-ref text:reference-format="text" text:ref-name="Distributie">Ubuntu</text:reference-ref></text:span><text:span text:style-name="T290"><text:s/></text:span><text:span text:style-name="T25"><text:reference-ref text:reference-format="text" text:ref-name="Versie">22.04</text:reference-ref></text:span><text:span text:style-name="T211"><text:s/></text:span><text:span text:style-name="T211"><text:reference-ref text:reference-format="text" text:ref-name="Editie">desktop</text:reference-ref></text:span><text:span text:style-name="T211"><text:s/>Live</text:span><text:span text:style-name="T211"><text:note text:id="ftn5" text:note-class="footnote"><text:note-citation>1</text:note-citation><text:note-body><text:p text:style-name="P66"><text:span text:style-name="T358">Vanaf ee</text:span>n Live <text:span text:style-name="T388">usb</text:span><text:span text:style-name="T362">-stick </text:span><text:span text:style-name="T367">(</text:span><text:span text:style-name="T362">of </text:span><text:span text:style-name="T368">dvd</text:span><text:span text:style-name="T367">)</text:span><text:span text:style-name="T19"> </text:span>kunt <text:span text:style-name="T358">u opstarten en</text:span> met <text:reference-ref text:reference-format="text" text:ref-name="Distributie">Ubuntu</text:reference-ref><text:s/>werken zonder deze te installeren.</text:p></text:note-body></text:note></text:span><text:span text:style-name="T211"> </text:span><text:span text:style-name="T213">usb</text:span><text:span text:style-name="T212">-stick</text:span><text:span text:style-name="T212"><text:note text:id="ftn6" text:note-class="footnote"><text:note-citation>2</text:note-citation><text:note-body><text:p text:style-name="P78"><text:span text:style-name="Strong_20_Emphasis"><text:span text:style-name="T34">Download </text:span></text:span><text:span text:style-name="Strong_20_Emphasis"><text:span text:style-name="T30">een </text:span></text:span><text:span text:style-name="Strong_20_Emphasis"><text:span text:style-name="T37">Desktop </text:span></text:span><text:span text:style-name="Strong_20_Emphasis"><text:span text:style-name="T54">cd</text:span></text:span><text:span text:style-name="Strong_20_Emphasis"><text:span text:style-name="T57">-beeldbestand</text:span></text:span><text:span text:style-name="Strong_20_Emphasis"><text:span text:style-name="T33"> </text:span></text:span><text:span text:style-name="Strong_20_Emphasis"><text:span text:style-name="T55">(.iso) </text:span></text:span><text:span text:style-name="Strong_20_Emphasis"><text:span text:style-name="T33">vanaf </text:span></text:span><text:a xlink:type="simple" xlink:href="https://nl.releases.ubuntu.com/" text:style-name="Internet_20_link" text:visited-style-name="Visited_20_Internet_20_Link"><text:span text:style-name="Strong_20_Emphasis"><text:span text:style-name="T360">nl.releases.ubuntu.com</text:span></text:span></text:a><text:span text:style-name="Strong_20_Emphasis"><text:span text:style-name="T33">, </text:span></text:span><text:span text:style-name="Strong_20_Emphasis"><text:span text:style-name="T50">klik op</text:span></text:span><text:span text:style-name="Strong_20_Emphasis"><text:span text:style-name="T42"> </text:span></text:span><text:span text:style-name="Strong_20_Emphasis"><text:span text:style-name="T61">Ubuntu 2</text:span></text:span><text:span text:style-name="Strong_20_Emphasis"><text:span text:style-name="T62">2</text:span></text:span><text:span text:style-name="Strong_20_Emphasis"><text:span text:style-name="T61">.04 LTS (Jammy Jellyfish)</text:span></text:span><text:span text:style-name="Strong_20_Emphasis"><text:span text:style-name="T42">, </text:span></text:span><text:span text:style-name="Strong_20_Emphasis"><text:span text:style-name="T49">en </text:span></text:span><text:span text:style-name="Strong_20_Emphasis"><text:span text:style-name="T50">klik </text:span></text:span><text:span text:style-name="Strong_20_Emphasis"><text:span text:style-name="T49">vervolgens </text:span></text:span><text:span text:style-name="Strong_20_Emphasis"><text:span text:style-name="T51">achter</text:span></text:span><text:span text:style-name="Strong_20_Emphasis"><text:span text:style-name="T49"> </text:span></text:span><text:span text:style-name="Strong_20_Emphasis"><text:span text:style-name="T65">Desktop image</text:span></text:span><text:span text:style-name="Strong_20_Emphasis"><text:span text:style-name="T49"> </text:span></text:span><text:span text:style-name="Strong_20_Emphasis"><text:span text:style-name="T51">op </text:span></text:span><text:span text:style-name="Strong_20_Emphasis"><text:span text:style-name="T202">64-bit PC (AMD64) desktop image</text:span></text:span><text:span text:style-name="Strong_20_Emphasis"><text:span text:style-name="T220">.</text:span></text:span><text:span text:style-name="Strong_20_Emphasis"><text:span text:style-name="T49"><text:line-break/></text:span></text:span><text:span text:style-name="Strong_20_Emphasis"><text:span text:style-name="T50">P</text:span></text:span><text:span text:style-name="Strong_20_Emphasis"><text:span text:style-name="T34">laats </text:span></text:span><text:span text:style-name="Strong_20_Emphasis"><text:span text:style-name="T30">een </text:span></text:span><text:span text:style-name="Strong_20_Emphasis"><text:span text:style-name="T54">usb</text:span></text:span><text:span text:style-name="Strong_20_Emphasis"><text:span text:style-name="T30">-stick </text:span></text:span><text:span text:style-name="Strong_20_Emphasis"><text:span text:style-name="T58">va</text:span></text:span><text:span text:style-name="Strong_20_Emphasis"><text:span text:style-name="T40">n </text:span></text:span><text:span text:style-name="Strong_20_Emphasis"><text:span text:style-name="T29">min</text:span></text:span><text:span text:style-name="Strong_20_Emphasis"><text:span text:style-name="T41">imaal</text:span></text:span><text:span text:style-name="Strong_20_Emphasis"><text:span text:style-name="T29"> </text:span></text:span><text:span text:style-name="Strong_20_Emphasis"><text:span text:style-name="T35">4</text:span></text:span><text:span text:style-name="Strong_20_Emphasis"><text:span text:style-name="T29"> GB. <text:line-break/></text:span></text:span><text:span text:style-name="Strong_20_Emphasis"><text:span text:style-name="T56">Zoek</text:span></text:span><text:span text:style-name="Strong_20_Emphasis"><text:span text:style-name="T29"> </text:span></text:span><text:span text:style-name="Strong_20_Emphasis"><text:span text:style-name="T60">s</text:span></text:span><text:span text:style-name="Strong_20_Emphasis"><text:span text:style-name="T63">ch</text:span></text:span><text:span text:style-name="Strong_20_Emphasis"><text:span text:style-name="T29"> en klik op het pictogram van</text:span></text:span><text:span text:style-name="Strong_20_Emphasis"><text:span text:style-name="T31"> </text:span></text:span><text:span text:style-name="Strong_20_Emphasis"><text:span text:style-name="T59">Schijven</text:span></text:span><text:span text:style-name="Strong_20_Emphasis"><text:span text:style-name="T38">. Selecteer de </text:span></text:span><text:span text:style-name="Strong_20_Emphasis"><text:span text:style-name="T52">usb</text:span></text:span><text:span text:style-name="Strong_20_Emphasis"><text:span text:style-name="T38">-stick in de lijst van schijven aan de linkerkant en klik rechtsboven op </text:span></text:span><text:span text:style-name="Strong_20_Emphasis"><text:span text:style-name="T64">Schijfinstellingen</text:span></text:span><text:span text:style-name="Strong_20_Emphasis"><text:span text:style-name="T38"> </text:span></text:span><text:span text:style-name="Strong_20_Emphasis"><text:span text:style-name="T64">⋮</text:span></text:span><text:span text:style-name="Strong_20_Emphasis"><text:span text:style-name="T38"> (icoontje met de drie puntjes).</text:span></text:span></text:p><text:p text:style-name="P74"><text:span text:style-name="Strong_20_Emphasis"><text:span text:style-name="T38"><text:tab/>Kies </text:span></text:span><text:span text:style-name="Strong_20_Emphasis"><text:span text:style-name="T64">Schijfkopie terugzetten</text:span></text:span><text:span text:style-name="Strong_20_Emphasis"><text:span text:style-name="T38"> en selecteer </text:span></text:span><text:span text:style-name="Strong_20_Emphasis"><text:span text:style-name="T45">het net</text:span></text:span><text:span text:style-name="Strong_20_Emphasis"><text:span text:style-name="T43"> gedownloade </text:span></text:span><text:span text:style-name="Strong_20_Emphasis"><text:span text:style-name="T53">cd</text:span></text:span><text:span text:style-name="T22">-beeldbestand </text:span><text:span text:style-name="T23">(.iso)</text:span><text:span text:style-name="Strong_20_Emphasis"><text:span text:style-name="T43">.</text:span></text:span></text:p><text:p text:style-name="P77"><text:span text:style-name="Strong_20_Emphasis"><text:span text:style-name="T38"><text:tab/>Klik op </text:span></text:span><text:span text:style-name="Strong_20_Emphasis"><text:span text:style-name="T64">Terugzetten starten</text:span></text:span><text:span text:style-name="Strong_20_Emphasis"><text:span text:style-name="T38"> en vervolgens op </text:span></text:span><text:span text:style-name="Strong_20_Emphasis"><text:span text:style-name="T64">Terugzetten</text:span></text:span><text:span text:style-name="Strong_20_Emphasis"><text:span text:style-name="T36">.<text:line-break/></text:span></text:span><text:span text:style-name="Strong_20_Emphasis"><text:span text:style-name="T47">O</text:span></text:span><text:span text:style-name="Strong_20_Emphasis"><text:span text:style-name="T30">f </text:span></text:span><text:span text:style-name="Strong_20_Emphasis"><text:span text:style-name="T32">gebruik </text:span></text:span><text:span text:style-name="Strong_20_Emphasis"><text:span text:style-name="T26">het programma </text:span></text:span><text:span text:style-name="Strong_20_Emphasis"><text:span text:style-name="T218">Etche</text:span></text:span><text:span text:style-name="Strong_20_Emphasis"><text:span text:style-name="T219">r</text:span></text:span><text:span text:style-name="Strong_20_Emphasis"><text:span text:style-name="T26"> </text:span></text:span><text:span text:style-name="Strong_20_Emphasis"><text:span text:style-name="T27">(</text:span></text:span><text:a xlink:type="simple" xlink:href="https://www.balena.io/etcher/" text:style-name="Internet_20_link" text:visited-style-name="Visited_20_Internet_20_Link"><text:span text:style-name="Strong_20_Emphasis"><text:span text:style-name="T359">etcher.io</text:span></text:span></text:a><text:span text:style-name="Strong_20_Emphasis"><text:span text:style-name="T27">) </text:span></text:span><text:span text:style-name="Strong_20_Emphasis"><text:span text:style-name="T48">dat </text:span></text:span><text:span text:style-name="Strong_20_Emphasis"><text:span text:style-name="T30">beschikbaar </text:span></text:span><text:span text:style-name="Strong_20_Emphasis"><text:span text:style-name="T48">is </text:span></text:span><text:span text:style-name="Strong_20_Emphasis"><text:span text:style-name="T30">voor </text:span></text:span><text:span text:style-name="Strong_20_Emphasis"><text:span text:style-name="T38">Windows, </text:span></text:span><text:span text:style-name="Strong_20_Emphasis"><text:span text:style-name="T44">mac</text:span></text:span><text:span text:style-name="Strong_20_Emphasis"><text:span text:style-name="T39">OS</text:span></text:span><text:span text:style-name="Strong_20_Emphasis"><text:span text:style-name="T26">, </text:span></text:span><text:span text:style-name="Strong_20_Emphasis"><text:span text:style-name="T27">en </text:span></text:span><text:span text:style-name="Strong_20_Emphasis"><text:span text:style-name="T26">Linux</text:span></text:span><text:span text:style-name="Strong_20_Emphasis"><text:span text:style-name="T28">.</text:span></text:span></text:p></text:note-body></text:note></text:span><text:span text:style-name="T211"> </text:span><text:span text:style-name="T214">of dvd.</text:span></text:p>
            <text:p text:style-name="P44"><text:span text:style-name="T199">Opstartmenu/</text:span><text:span text:style-name="T200">boot menu</text:span><text:span text:style-name="T199"> </text:span><text:span text:style-name="T198">via </text:span><text:span text:style-name="Definition"><text:span text:style-name="T366">opstartmenu</text:span></text:span><text:span text:style-name="T198">, </text:span><text:span text:style-name="T199">instellingen/</text:span><text:span text:style-name="T200">setup</text:span><text:span text:style-name="T198"> via </text:span><text:span text:style-name="Definition"><text:span text:style-name="T4">instellingen</text:span>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112"/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156">Kies</text:span></text:span><text:span text:style-name="Strong_20_Emphasis"><text:span text:style-name="T76"> </text:span></text:span><text:span text:style-name="Strong_20_Emphasis"><text:span text:style-name="T157">als</text:span></text:span><text:span text:style-name="Strong_20_Emphasis"><text:span text:style-name="T77"> </text:span></text:span><text:span text:style-name="Strong_20_Emphasis"><text:span text:style-name="T78">mogelijk</text:span></text:span><text:span text:style-name="Strong_20_Emphasis"><text:span text:style-name="T76"> </text:span></text:span><text:span text:style-name="Strong_20_Emphasis"><text:span text:style-name="T79">met pijltjes-toetsen</text:span></text:span><text:span text:style-name="Strong_20_Emphasis"><text:span text:style-name="T80"> </text:span></text:span><text:span text:style-name="Strong_20_Emphasis"><text:span text:style-name="T178">Nederlands</text:span></text:span><text:span text:style-name="Strong_20_Emphasis"><text:span text:style-name="T81"> </text:span></text:span><text:span text:style-name="Strong_20_Emphasis"><text:span text:style-name="T79">en druk op </text:span></text:span><text:span text:style-name="Strong_20_Emphasis"><text:span text:style-name="T82">de </text:span></text:span><text:span text:style-name="Strong_20_Emphasis"><text:span text:style-name="T83">Enter</text:span></text:span><text:span text:style-name="Strong_20_Emphasis"><text:span text:style-name="T82">-toets.</text:span>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8"><text:span text:style-name="T274">Kies </text:span><text:span text:style-name="T273">Ubuntu installeren </text:span><text:span text:style-name="Strong_20_Emphasis"><text:span text:style-name="T157">en druk op </text:span></text:span><text:span text:style-name="Strong_20_Emphasis"><text:span text:style-name="T158">de </text:span></text:span><text:span text:style-name="Strong_20_Emphasis"><text:span text:style-name="T159">Enter</text:span></text:span><text:span text:style-name="Strong_20_Emphasis"><text:span text:style-name="T158">-toets</text:span></text:span><text:span text:style-name="T274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3"><text:span text:style-name="Strong_20_Emphasis"><text:span text:style-name="T107">V</text:span></text:span><text:span text:style-name="Strong_20_Emphasis"><text:span text:style-name="T103">olg de aanwijzingen </text:span></text:span><text:span text:style-name="Strong_20_Emphasis"><text:span text:style-name="T108">op de schermen</text:span></text:span><text:span text:style-name="Strong_20_Emphasis"><text:span text:style-name="T168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76"><text:span text:style-name="Strong_20_Emphasis"><text:span text:style-name="T3"><text:s/></text:span></text:span><text:span text:style-name="Strong_20_Emphasis"><text:span text:style-name="T112"><draw:control text:anchor-type="as-char" draw:z-index="18" draw:name="Vorm12" draw:style-name="gr1" draw:text-style-name="P91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84">Als </text:span></text:span><text:span text:style-name="Strong_20_Emphasis"><text:span text:style-name="T85">het </text:span></text:span><text:span text:style-name="Strong_20_Emphasis"><text:span text:style-name="T86">het scherm </text:span></text:span><text:span text:style-name="Strong_20_Emphasis"><text:span text:style-name="T185">Draadloos</text:span></text:span><text:span text:style-name="Strong_20_Emphasis"><text:span text:style-name="T86"> </text:span></text:span><text:span text:style-name="Strong_20_Emphasis"><text:span text:style-name="T85">verschijnt, </text:span></text:span><text:span text:style-name="Strong_20_Emphasis"><text:span text:style-name="T87">kies</text:span></text:span><text:span text:style-name="Strong_20_Emphasis"><text:span text:style-name="T86"> </text:span></text:span><text:span text:style-name="Strong_20_Emphasis"><text:span text:style-name="T109">het</text:span></text:span><text:span text:style-name="Strong_20_Emphasis"><text:span text:style-name="T87"> draadloos netwerk, maak </text:span></text:span><text:span text:style-name="Strong_20_Emphasis"><text:span text:style-name="T75">verbinding, </text:span></text:span><text:span text:style-name="Strong_20_Emphasis"><text:span text:style-name="T88">en klik</text:span></text:span><text:span text:style-name="Strong_20_Emphasis"><text:span text:style-name="T75"> </text:span></text:span><text:span text:style-name="Strong_20_Emphasis"><text:span text:style-name="T89">op </text:span></text:span><text:span text:style-name="Strong_20_Emphasis"><text:span text:style-name="T181">Verder</text:span></text:span><text:span text:style-name="Strong_20_Emphasis"><text:span text:style-name="T75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12"><draw:control text:anchor-type="as-char" draw:z-index="3" draw:name="Vorm16" draw:style-name="gr1" draw:text-style-name="P91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90">O</text:span></text:span><text:span text:style-name="Strong_20_Emphasis"><text:span text:style-name="T91">p het scherm </text:span></text:span><text:span text:style-name="Strong_20_Emphasis"><text:span text:style-name="T186">Installatietype</text:span></text:span><text:span text:style-name="Strong_20_Emphasis"><text:span text:style-name="T161"> </text:span></text:span><text:span text:style-name="Strong_20_Emphasis"><text:span text:style-name="T162">selecteer</text:span></text:span><text:span text:style-name="Strong_20_Emphasis"><text:span text:style-name="T163"> </text:span></text:span><text:span text:style-name="Strong_20_Emphasis"><text:span text:style-name="T303">het gewenste </text:span></text:span><text:span text:style-name="Strong_20_Emphasis"><text:span text:style-name="T318">Installatie type</text:span></text:span><text:span text:style-name="Strong_20_Emphasis"><text:span text:style-name="T303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70"><text:span text:style-name="Strong_20_Emphasis"><text:span text:style-name="T304">K</text:span></text:span><text:span text:style-name="Strong_20_Emphasis"><text:span text:style-name="T92">lik </text:span></text:span><text:span text:style-name="Strong_20_Emphasis"><text:span text:style-name="T93">op</text:span></text:span><text:span text:style-name="Strong_20_Emphasis"><text:span text:style-name="T92"> </text:span></text:span><text:span text:style-name="Strong_20_Emphasis"><text:span text:style-name="T183">I</text:span></text:span><text:span text:style-name="Strong_20_Emphasis"><text:span text:style-name="T184">nstalle</text:span></text:span><text:span text:style-name="Strong_20_Emphasis"><text:span text:style-name="T183">e</text:span></text:span><text:span text:style-name="Strong_20_Emphasis"><text:span text:style-name="T184">r </text:span></text:span><text:span text:style-name="Strong_20_Emphasis"><text:span text:style-name="T183">nu</text:span></text:span><text:span text:style-name="Strong_20_Emphasis"><text:span text:style-name="T92">, </text:span></text:span><text:span text:style-name="Strong_20_Emphasis"><text:span text:style-name="T104">of klik op </text:span></text:span><text:span text:style-name="Strong_20_Emphasis"><text:span text:style-name="T179">Verder</text:span></text:span><text:span text:style-name="Strong_20_Emphasis"><text:span text:style-name="T104"> en </text:span></text:span><text:span text:style-name="Strong_20_Emphasis"><text:span text:style-name="T160">c</text:span></text:span><text:span text:style-name="Strong_20_Emphasis"><text:span text:style-name="T94">ontroleer de </text:span></text:span><text:span text:style-name="Strong_20_Emphasis"><text:span text:style-name="T95">voorgestelde </text:span></text:span><text:span text:style-name="Strong_20_Emphasis"><text:span text:style-name="T94">schijfindelin</text:span></text:span><text:span text:style-name="Strong_20_Emphasis"><text:span text:style-name="T96">g,</text:span></text:span><text:span text:style-name="Strong_20_Emphasis"><text:span text:style-name="T94"> </text:span></text:span><text:span text:style-name="Strong_20_Emphasis"><text:span text:style-name="T97">kies de gewenste schijf, </text:span></text:span><text:span text:style-name="Strong_20_Emphasis"><text:span text:style-name="T96">en </text:span></text:span><text:span text:style-name="Strong_20_Emphasis"><text:span text:style-name="T166">k</text:span></text:span><text:span text:style-name="Strong_20_Emphasis"><text:span text:style-name="T167">lik op </text:span></text:span><text:span text:style-name="Strong_20_Emphasis"><text:span text:style-name="T183">I</text:span></text:span><text:span text:style-name="Strong_20_Emphasis"><text:span text:style-name="T184">nstalle</text:span></text:span><text:span text:style-name="Strong_20_Emphasis"><text:span text:style-name="T183">e</text:span></text:span><text:span text:style-name="Strong_20_Emphasis"><text:span text:style-name="T184">r </text:span></text:span><text:span text:style-name="Strong_20_Emphasis"><text:span text:style-name="T183">nu</text:span></text:span><text:span text:style-name="Strong_20_Emphasis"><text:span text:style-name="T167">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46"><text:span text:style-name="Strong_20_Emphasis"><text:span text:style-name="T90">O</text:span></text:span><text:span text:style-name="Strong_20_Emphasis"><text:span text:style-name="T91">p het scherm </text:span></text:span><text:span text:style-name="Strong_20_Emphasis"><text:span text:style-name="T186">Wilt u deze aanpassingen wegschrijven naar de schijven? </text:span></text:span><text:span text:style-name="Strong_20_Emphasis"><text:span text:style-name="T98">controleer de </text:span></text:span><text:span text:style-name="Strong_20_Emphasis"><text:span text:style-name="T99">partities</text:span></text:span><text:span text:style-name="Strong_20_Emphasis"><text:span text:style-name="T98"> </text:span></text:span><text:span text:style-name="Strong_20_Emphasis"><text:span text:style-name="T100">die </text:span></text:span><text:span text:style-name="Strong_20_Emphasis"><text:span text:style-name="T101">geformatteerd</text:span></text:span><text:span text:style-name="Strong_20_Emphasis"><text:span text:style-name="T100"> worden </text:span></text:span><text:span text:style-name="Strong_20_Emphasis"><text:span text:style-name="T98">en </text:span></text:span><text:span text:style-name="Strong_20_Emphasis"><text:span text:style-name="T90">klik </text:span></text:span><text:span text:style-name="Strong_20_Emphasis"><text:span text:style-name="T92">op </text:span></text:span><text:span text:style-name="Strong_20_Emphasis"><text:span text:style-name="T182">Verder</text:span></text:span><text:span text:style-name="Strong_20_Emphasis"><text:span text:style-name="T92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12"><draw:control text:anchor-type="as-char" draw:z-index="4" draw:name="Vorm19" draw:style-name="gr1" draw:text-style-name="P91" svg:width="0.35cm" svg:height="0.35cm" draw:control="control5"/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305">O</text:span></text:span><text:span text:style-name="Strong_20_Emphasis"><text:span text:style-name="T306">p </text:span></text:span><text:span text:style-name="Strong_20_Emphasis"><text:span text:style-name="T307">het </text:span></text:span><text:span text:style-name="Strong_20_Emphasis"><text:span text:style-name="T308">scherm </text:span></text:span><text:span text:style-name="Strong_20_Emphasis"><text:span text:style-name="T319">Waar bevindt u zich?</text:span></text:span><text:span text:style-name="Strong_20_Emphasis"><text:span text:style-name="T308"> </text:span></text:span><text:span text:style-name="Strong_20_Emphasis"><text:span text:style-name="T309">controleer </text:span></text:span><text:span text:style-name="Strong_20_Emphasis"><text:span text:style-name="T310">de </text:span></text:span><text:span text:style-name="Strong_20_Emphasis"><text:span text:style-name="T309">locatie en </text:span></text:span><text:span text:style-name="Strong_20_Emphasis"><text:span text:style-name="T305">klik </text:span></text:span><text:span text:style-name="Strong_20_Emphasis"><text:span text:style-name="T308">op </text:span></text:span><text:span text:style-name="Strong_20_Emphasis"><text:span text:style-name="T319">Verder</text:span></text:span><text:span text:style-name="Strong_20_Emphasis"><text:span text:style-name="T308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"/>
          </table:table-cell>
        </table:table-row>
        <table:table-row>
          <table:table-cell table:style-name="_32_._5f_Installatie_5f_uitvoeren.A1" office:value-type="string">
            <text:p text:style-name="P82"><text:span text:style-name="Strong_20_Emphasis"><text:span text:style-name="T3"><text:s/></text:span></text:span><text:span text:style-name="Strong_20_Emphasis"><text:span text:style-name="T112"><draw:control text:anchor-type="as-char" draw:z-index="19" draw:name="Vorm 1" draw:style-name="gr1" draw:text-style-name="P91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8"><text:span text:style-name="T320">Op </text:span><text:span text:style-name="T321">het </text:span><text:span text:style-name="T319">scherm </text:span><text:span text:style-name="Strong_20_Emphasis"><text:span text:style-name="T319">Wie bent u?</text:span></text:span><text:span text:style-name="T319"> </text:span><text:span text:style-name="T320">vul </text:span><text:span text:style-name="T322">in </text:span><text:span text:style-name="Strong_20_Emphasis"><text:span text:style-name="T323">Uw n</text:span></text:span><text:span text:style-name="Strong_20_Emphasis"><text:span text:style-name="T324">aam</text:span></text:span><text:span text:style-name="Strong_20_Emphasis"><text:span text:style-name="T311"> </text:span></text:span><text:span text:style-name="Definition"><text:span text:style-name="T5">gebruiker</text:span></text:span><text:span text:style-name="Strong_20_Emphasis"><text:span text:style-name="T312">, <text:line-break/></text:span></text:span><text:span text:style-name="Strong_20_Emphasis"><text:span text:style-name="T324">Naam </text:span></text:span><text:span text:style-name="Strong_20_Emphasis"><text:span text:style-name="T323">van uw </text:span></text:span><text:span text:style-name="Strong_20_Emphasis"><text:span text:style-name="T325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311">,<text:line-break/></text:span></text:span><text:span text:style-name="Strong_20_Emphasis"><text:span text:style-name="T323">Kies een g</text:span></text:span><text:span text:style-name="Strong_20_Emphasis"><text:span text:style-name="T325">ebruikersnaam</text:span></text:span><text:span text:style-name="Strong_20_Emphasis"><text:span text:style-name="T311"> </text:span></text:span><text:span text:style-name="Definition"><text:span text:style-name="T5">gebruikersnaam</text:span></text:span><text:span text:style-name="Strong_20_Emphasis"><text:span text:style-name="T311">,<text:line-break/></text:span></text:span><text:span text:style-name="Strong_20_Emphasis"><text:span text:style-name="T313">g</text:span></text:span><text:span text:style-name="Strong_20_Emphasis"><text:span text:style-name="T302">eef tweemaal een </text:span></text:span><text:span text:style-name="Strong_20_Emphasis"><text:span text:style-name="T317">wachtwoord</text:span></text:span><text:span text:style-name="Strong_20_Emphasis"><text:span text:style-name="T302">,</text:span></text:span><text:span text:style-name="Strong_20_Emphasis"><text:span text:style-name="T314"> </text:span></text:span><text:span text:style-name="Strong_20_Emphasis"><text:span text:style-name="T315">en</text:span></text:span><text:span text:style-name="Strong_20_Emphasis"><text:span text:style-name="T314"> </text:span></text:span><text:span text:style-name="Strong_20_Emphasis"><text:span text:style-name="T316">k</text:span></text:span><text:span text:style-name="Strong_20_Emphasis"><text:span text:style-name="T302">lik op </text:span></text:span><text:span text:style-name="Strong_20_Emphasis"><text:span text:style-name="T317">Verder</text:span></text:span><text:span text:style-name="Strong_20_Emphasis"><text:span text:style-name="T302">.</text:span></text:span></text:p>
          </table:table-cell>
        </table:table-row>
      </table:table>
      <text:p text:style-name="P43"><text:span text:style-name="Strong_20_Emphasis"><text:span text:style-name="T164"/></text:span></text:p>
      <text:list xml:id="list93453440621257" text:continue-numbering="true" text:style-name="L1">
        <text:list-item>
          <text:p text:style-name="P87"><text:span text:style-name="Strong_20_Emphasis"><text:span text:style-name="T187">Installatie </text:span></text:span><text:span text:style-name="Strong_20_Emphasis"><text:span text:style-name="T188">afronden</text:span></text:span></text:p>
        </text:list-item>
      </text:list>
      <text:p text:style-name="P47"><text:span text:style-name="Strong_20_Emphasis"><text:span text:style-name="T10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2"><text:span text:style-name="Strong_20_Emphasis"><text:span text:style-name="T112"><text:s/></text:span></text:span><text:span text:style-name="Strong_20_Emphasis"><text:span text:style-name="T154"><draw:control text:anchor-type="as-char" draw:z-index="5" draw:name="Vorm24" draw:style-name="gr1" draw:text-style-name="P91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102">Aanmelden als </text:span></text:span><text:span text:style-name="Definition"><text:span text:style-name="T12">gebruiker</text:span></text:span><text:span text:style-name="Strong_20_Emphasis"><text:span text:style-name="T102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50"><text:span text:style-name="Strong_20_Emphasis"><text:span text:style-name="T165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24"><text:span text:style-name="Strong_20_Emphasis"><text:span text:style-name="T107">V</text:span></text:span><text:span text:style-name="Strong_20_Emphasis"><text:span text:style-name="T103">olg de aanwijzingen </text:span></text:span><text:span text:style-name="Strong_20_Emphasis"><text:span text:style-name="T108">op de schermen</text:span></text:span><text:span text:style-name="Strong_20_Emphasis"><text:span text:style-name="T168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50"/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112"><text:s/></text:span></text:span><text:span text:style-name="Strong_20_Emphasis"><text:span text:style-name="T154"><draw:control text:anchor-type="as-char" draw:z-index="12" draw:name="Vorm4_1" draw:style-name="gr1" draw:text-style-name="P91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12">Installeer </text:span></text:span><text:span text:style-name="Strong_20_Emphasis"><text:span text:style-name="T151">pakket kz</text:span></text:span><text:span text:style-name="Strong_20_Emphasis"><text:span text:style-name="T151"><text:note text:id="ftn7" text:note-class="footnote"><text:note-citation>1</text:note-citation><text:note-body><text:p text:style-name="P75"><text:span text:style-name="T370">Debian-p</text:span>akket kz plaatst documenten en scripts van Karel Zimmer <text:span text:style-name="T369">(zie </text:span><text:a xlink:type="simple" xlink:href="https://karelzimmer.nl/" text:style-name="Internet_20_link" text:visited-style-name="Visited_20_Internet_20_Link"><text:span text:style-name="Strong_20_Emphasis"><text:span text:style-name="T361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13"> </text:span></text:span><text:span text:style-name="Strong_20_Emphasis"><text:span text:style-name="T152">via </text:span></text:span><text:span text:style-name="Strong_20_Emphasis"><text:span text:style-name="T121">een </text:span></text:span><text:span text:style-name="Strong_20_Emphasis"><text:span text:style-name="T136">druk</text:span></text:span><text:span text:style-name="Strong_20_Emphasis"><text:span text:style-name="T121"> op</text:span></text:span><text:span text:style-name="Strong_20_Emphasis"><text:span text:style-name="T137"> de </text:span></text:span><text:span text:style-name="Strong_20_Emphasis"><text:span text:style-name="T124">Super</text:span></text:span><text:span text:style-name="Strong_20_Emphasis"><text:span text:style-name="T137">-toets</text:span></text:span><text:span text:style-name="Strong_20_Emphasis"><text:span text:style-name="T127"><text:note text:id="ftn8" text:note-class="footnote"><text:note-citation>2</text:note-citation><text:note-body><text:p text:style-name="P84"><text:span text:style-name="T296">De </text:span><text:span text:style-name="T297">Super</text:span><text:span text:style-name="T296">-toets is de </text:span><text:span text:style-name="T298">toets tussen de Ctrl</text:span><text:span text:style-name="T299">-</text:span><text:span text:style-name="T300">toets </text:span><text:span text:style-name="T298">en </text:span><text:span text:style-name="T301">de </text:span><text:span text:style-name="T298">Alt</text:span><text:span text:style-name="T296">-toets.</text:span></text:p></text:note-body></text:note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5">ter</text:span></text:span><text:span text:style-name="Strong_20_Emphasis"><text:span text:style-name="T176">m</text:span></text:span><text:span text:style-name="Strong_20_Emphasis"><text:span text:style-name="T115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77">Terminalvenster</text:span></text:span><text:span text:style-name="Strong_20_Emphasis"><text:span text:style-name="T115">.</text:span></text:span></text:p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112"/></text:span></text:p>
          </table:table-cell>
          <table:table-cell table:style-name="_33_._5f_Installatie_5f_afronden.A1" office:value-type="string">
            <text:p text:style-name="P56"><text:span text:style-name="T6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38">z</text:span></text:span><text:span text:style-name="Strong_20_Emphasis"><text:span text:style-name="T115">e </text:span></text:span><text:span text:style-name="Strong_20_Emphasis"><text:span text:style-name="T118">twee </text:span></text:span><text:span text:style-name="Strong_20_Emphasis"><text:span text:style-name="T115">opdrachten, ieder gevolgd door de </text:span></text:span><text:span text:style-name="Strong_20_Emphasis"><text:span text:style-name="T114">Enter</text:span></text:span><text:span text:style-name="Strong_20_Emphasis"><text:span text:style-name="T113">-toets:<text:line-break/></text:span></text:span><text:span text:style-name="User_20_Entry"><text:span text:style-name="T66">wget karelzimmer.nl/</text:span></text:span><text:span text:style-name="User_20_Entry"><text:span text:style-name="T67">kz</text:span></text:span><text:span text:style-name="User_20_Entry"><text:span text:style-name="T66"><text:line-break/>bash </text:span></text:span><text:span text:style-name="User_20_Entry"><text:span text:style-name="T67">kz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64"><text:span text:style-name="T3">V</text:span><text:span text:style-name="Strong_20_Emphasis"><text:span text:style-name="T119">olg </text:span></text:span><text:span text:style-name="Strong_20_Emphasis"><text:span text:style-name="T12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12"><text:s/></text:span></text:span><text:span text:style-name="Strong_20_Emphasis"><text:span text:style-name="T154"><draw:control text:anchor-type="as-char" draw:z-index="6" draw:name="Vorm37" draw:style-name="gr1" draw:text-style-name="P91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39">Rond de</text:span></text:span><text:span text:style-name="Strong_20_Emphasis"><text:span text:style-name="T140"> installatie </text:span></text:span><text:span text:style-name="Strong_20_Emphasis"><text:span text:style-name="T139">af </text:span></text:span><text:span text:style-name="Strong_20_Emphasis"><text:span text:style-name="T113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7"> de </text:span></text:span><text:span text:style-name="Strong_20_Emphasis"><text:span text:style-name="T124">Super</text:span></text:span><text:span text:style-name="Strong_20_Emphasis"><text:span text:style-name="T137">-toets</text:span></text:span><text:span text:style-name="Strong_20_Emphasis"><text:span text:style-name="T73"><text:note-ref text:note-class="footnote" text:reference-format="text" text:ref-name="ftn8">2</text:note-ref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3">men</text:span></text:span><text:span text:style-name="Strong_20_Emphasis"><text:span text:style-name="T172">u</text:span></text:span><text:span text:style-name="Strong_20_Emphasis"><text:span text:style-name="T127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7">.</text:span></text:span></text:p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12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43">K</text:span></text:span><text:span text:style-name="Strong_20_Emphasis"><text:span text:style-name="T131">ie</text:span></text:span><text:span text:style-name="Strong_20_Emphasis"><text:span text:style-name="T132">s </text:span></text:span><text:span text:style-name="Strong_20_Emphasis"><text:span text:style-name="T194">3</text:span></text:span><text:span text:style-name="Strong_20_Emphasis"><text:span text:style-name="T169"> </text:span></text:span><text:span text:style-name="Strong_20_Emphasis"><text:span text:style-name="T195">Installatie</text:span></text:span><text:span text:style-name="Strong_20_Emphasis"><text:span text:style-name="T196"> </text:span></text:span><text:span text:style-name="Strong_20_Emphasis"><text:span text:style-name="T197">afronden</text:span></text:span><text:span text:style-name="Strong_20_Emphasis"><text:span text:style-name="T143"> </text:span></text:span><text:span text:style-name="Strong_20_Emphasis"><text:span text:style-name="T133">en </text:span></text:span><text:span text:style-name="Strong_20_Emphasis"><text:span text:style-name="T144">v</text:span></text:span><text:span text:style-name="Strong_20_Emphasis"><text:span text:style-name="T120">olg de aanwijzingen op het scherm.</text:span></text:span></text:p>
          </table:table-cell>
        </table:table-row>
      </table:table>
      <text:p text:style-name="P47"><text:span text:style-name="Strong_20_Emphasis"><text:span text:style-name="T102"><text:tab/></text:span></text:span></text:p>
      <text:p text:style-name="P48"><text:span text:style-name="Strong_20_Emphasis"><text:span text:style-name="T133"/></text:span></text:p>
      <text:p text:style-name="P49"><text:span text:style-name="Strong_20_Emphasis"><text:span text:style-name="T120"/></text:span></text:p>
      <text:list xml:id="list93452172390248" text:continue-numbering="true" text:style-name="L1">
        <text:list-item>
          <text:p text:style-name="P90"><text:span text:style-name="Strong_20_Emphasis"><text:span text:style-name="T2">Gebruiker inrichten</text:span>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7"><text:span text:style-name="Strong_20_Emphasis"><text:span text:style-name="T112"><text:s/></text:span></text:span><text:span text:style-name="Strong_20_Emphasis"><text:span text:style-name="T154"><draw:control text:anchor-type="as-char" draw:z-index="13" draw:name="Vorm40_0" draw:style-name="gr1" draw:text-style-name="P91" svg:width="0.35cm" svg:height="0.35cm" draw:control="control14"/></text:span></text:span></text:p>
          </table:table-cell>
          <table:table-cell table:style-name="Tabel2.A1" office:value-type="string">
            <text:p text:style-name="P22"><text:span text:style-name="Strong_20_Emphasis"><text:span text:style-name="T102">Aanmelden als </text:span></text:span><text:span text:style-name="Definition"><text:span text:style-name="T12">gebruiker</text:span></text:span><text:span text:style-name="Strong_20_Emphasis"><text:span text:style-name="T145"><text:note text:id="ftn9" text:note-class="footnote"><text:note-citation>1</text:note-citation><text:note-body><text:p text:style-name="P69"><text:span text:style-name="User_20_Entry"><text:span text:style-name="T215">E</text:span></text:span><text:span text:style-name="User_20_Entry"><text:span text:style-name="T216">ventuele extra </text:span></text:span><text:span text:style-name="User_20_Entry"><text:span text:style-name="T217">gebruiker</text:span></text:span><text:span text:style-name="User_20_Entry"><text:span text:style-name="T216">s aanmelden en dezelfde stappen uitvoeren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2"><text:span text:style-name="Strong_20_Emphasis"><text:span text:style-name="T112"><text:s/></text:span></text:span><text:span text:style-name="Strong_20_Emphasis"><text:span text:style-name="T154"><draw:control text:anchor-type="as-char" draw:z-index="15" draw:name="Vorm40_2" draw:style-name="gr1" draw:text-style-name="P91" svg:width="0.35cm" svg:height="0.35cm" draw:control="control16"/></text:span></text:span></text:p>
          </table:table-cell>
          <table:table-cell table:style-name="Tabel2.A1" office:value-type="string">
            <text:p text:style-name="P21"><text:span text:style-name="Strong_20_Emphasis"><text:span text:style-name="T146">R</text:span></text:span><text:span text:style-name="Strong_20_Emphasis"><text:span text:style-name="T147">icht </text:span></text:span><text:span text:style-name="Strong_20_Emphasis"><text:span text:style-name="T148">de </text:span></text:span><text:span text:style-name="Definition"><text:span text:style-name="T21">gebruiker</text:span></text:span><text:span text:style-name="Strong_20_Emphasis"><text:span text:style-name="T147"> </text:span></text:span><text:span text:style-name="Strong_20_Emphasis"><text:span text:style-name="T149">in </text:span></text:span><text:span text:style-name="Strong_20_Emphasis"><text:span text:style-name="T113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7"> de </text:span></text:span><text:span text:style-name="Strong_20_Emphasis"><text:span text:style-name="T124">Super</text:span></text:span><text:span text:style-name="Strong_20_Emphasis"><text:span text:style-name="T137">-toets</text:span></text:span><text:span text:style-name="Strong_20_Emphasis"><text:span text:style-name="T73"><text:note text:id="ftn10" text:note-class="footnote"><text:note-citation>2</text:note-citation><text:note-body><text:p text:style-name="P85"><text:span text:style-name="T239">De </text:span><text:span text:style-name="T240">Super</text:span><text:span text:style-name="T239">-toets is de </text:span><text:span text:style-name="T243">toets tussen de Ctrl</text:span><text:span text:style-name="T241">-</text:span><text:span text:style-name="T242">toets </text:span><text:span text:style-name="T243">en </text:span><text:span text:style-name="T244">de </text:span><text:span text:style-name="T243">Alt</text:span><text:span text:style-name="T239">-toets.</text:span></text:p></text:note-body></text:note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3">men</text:span></text:span><text:span text:style-name="Strong_20_Emphasis"><text:span text:style-name="T172">u</text:span></text:span><text:span text:style-name="Strong_20_Emphasis"><text:span text:style-name="T127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7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0"><text:span text:style-name="Strong_20_Emphasis"><text:span text:style-name="T143">K</text:span></text:span><text:span text:style-name="Strong_20_Emphasis"><text:span text:style-name="T131">ie</text:span></text:span><text:span text:style-name="Strong_20_Emphasis"><text:span text:style-name="T132">s </text:span></text:span><text:span text:style-name="Strong_20_Emphasis"><text:span text:style-name="T194">4 </text:span></text:span><text:span text:style-name="Strong_20_Emphasis"><text:span text:style-name="T174">Gebruiker inrichten</text:span></text:span><text:span text:style-name="Strong_20_Emphasis"><text:span text:style-name="T143"> </text:span></text:span><text:span text:style-name="Strong_20_Emphasis"><text:span text:style-name="T133">en </text:span></text:span><text:span text:style-name="Strong_20_Emphasis"><text:span text:style-name="T144">v</text:span></text:span><text:span text:style-name="Strong_20_Emphasis"><text:span text:style-name="T120">olg de aanwijzingen op het scherm</text:span></text:span><text:span text:style-name="Strong_20_Emphasis"><text:span text:style-name="T170">.</text:span></text:span></text:p>
          </table:table-cell>
        </table:table-row>
      </table:table>
      <text:p text:style-name="P19"><text:span text:style-name="Strong_20_Emphasis"><text:span text:style-name="T150"/></text:span></text:p>
      <text:p text:style-name="P38"/>
      <text:p text:style-name="P38"/>
      <text:p text:style-name="P40"><text:span text:style-name="T234">E</text:span><text:span text:style-name="T235">inde c</text:span><text:span text:style-name="T236">hecklist, </text:span><text:span text:style-name="T237">d</text:span><text:span text:style-name="T236">e installatie van </text:span><text:span text:style-name="T236"><text:reference-ref text:reference-format="text" text:ref-name="Distributie">Ubuntu</text:reference-ref></text:span><text:span text:style-name="T236"><text:s/></text:span><text:span text:style-name="T238"><text:reference-ref text:reference-format="text" text:ref-name="Versie">22.04</text:reference-ref></text:span><text:span text:style-name="Strong_20_Emphasis"><text:span text:style-name="T258"><text:s/></text:span></text:span><text:span text:style-name="Strong_20_Emphasis"><text:span text:style-name="T259">LTS</text:span></text:span><text:span text:style-name="T72"> </text:span><text:span text:style-name="T236"><text:reference-ref text:reference-format="text" text:ref-name="Editie">desktop</text:reference-ref></text:span><text:span text:style-name="T236"><text:s/>is voltooid.</text:span></text:p>
      <text:p text:style-name="P17"/>
      <text:p text:style-name="P7"><text:span text:style-name="Emphasis"><text:span text:style-name="T326">Geschreven </text:span></text:span><text:span text:style-name="Emphasis"><text:span text:style-name="T330">in </text:span></text:span><text:span text:style-name="Emphasis"><text:span text:style-name="T329">2022 </text:span></text:span><text:span text:style-name="Emphasis"><text:span text:style-name="T326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7">Karel Zimmer</text:span></text:span></text:a><text:span text:style-name="Emphasis"><text:span text:style-name="T326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28">Creative Commons Publiek Domein Verklaring</text:span></text:span></text:a><text:span text:style-name="Emphasis"><text:span text:style-name="T32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2-12-20T09:34:51.614427580">20-12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2-12-20T09:34:51.418547228</dc:date>
    <meta:keyword>Installatie</meta:keyword>
    <meta:keyword>Checklist</meta:keyword>
    <meta:keyword>Linux</meta:keyword>
    <meta:editing-cycles>6577</meta:editing-cycles>
    <meta:editing-duration>P11DT15H12M30S</meta:editing-duration>
    <meta:print-date>2021-03-23T20:07:57.967210640</meta:print-date>
    <dc:creator>Karel Zimmer</dc:creator>
    <meta:document-statistic meta:table-count="4" meta:image-count="0" meta:object-count="0" meta:page-count="4" meta:paragraph-count="75" meta:word-count="735" meta:character-count="4949" meta:non-whitespace-character-count="4238"/>
    <meta:user-defined meta:name="Info 1"/>
    <meta:user-defined meta:name="Info 2"/>
    <meta:user-defined meta:name="Info 3"/>
    <meta:user-defined meta:name="Info 4"/>
  </office:meta>
</office:document-meta>
</file>